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3.178cm"/>
    </style:style>
    <style:style style:name="pr5" style:family="presentation" style:parent-style-name="TWU_20_Slide-outline1">
      <style:graphic-properties draw:fill-color="#ffffff" draw:auto-grow-height="true" fo:min-height="14.267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fo:min-height="2.927cm"/>
    </style:style>
    <style:style style:name="pr8" style:family="presentation" style:parent-style-name="TWU_20_Slide-outline1">
      <style:graphic-properties fo:min-height="14.016cm"/>
    </style:style>
    <style:style style:name="pr9" style:family="presentation" style:parent-style-name="TWU_20_Slide-title">
      <style:graphic-properties draw:auto-grow-height="true" fo:min-height="3.178cm"/>
    </style:style>
    <style:style style:name="pr10" style:family="presentation" style:parent-style-name="TWU_20_Slide-outline1">
      <style:graphic-properties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text:enable-numbering="false" fo:margin-left="0cm" fo:margin-right="0cm" fo:text-indent="0cm"/>
      <style:text-properties fo:font-size="20pt" fo:font-weight="bold"/>
    </style:style>
    <style:style style:name="P7" style:family="paragraph">
      <style:text-properties fo:font-size="16pt"/>
    </style:style>
    <style:style style:name="P8" style:family="paragraph">
      <style:paragraph-properties fo:margin-left="1.2cm" fo:margin-right="0cm" fo:text-indent="-0.9cm"/>
      <style:text-properties fo:font-size="24pt"/>
    </style:style>
    <style:style style:name="P9" style:family="paragraph">
      <style:paragraph-properties text:enable-numbering="true" fo:margin-left="1.2cm" fo:margin-right="0cm" fo:text-indent="-0.9cm"/>
    </style:style>
    <style:style style:name="T1" style:family="text">
      <style:text-properties fo:color="#ffff00"/>
    </style:style>
    <style:style style:name="T2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" style:family="text">
      <style:text-properties fo:color="#ff808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4" style:family="text">
      <style:text-properties fo:color="#ccccff"/>
    </style:style>
    <style:style style:name="T5" style:family="text">
      <style:text-properties fo:color="#23ff23"/>
    </style:style>
    <style:style style:name="T6" style:family="text">
      <style:text-properties fo:color="#23ff23" fo:font-size="24pt"/>
    </style:style>
    <style:style style:name="T7" style:family="text">
      <style:text-properties fo:font-size="24pt"/>
    </style:style>
    <style:style style:name="T8" style:family="text">
      <style:text-properties fo:color="#ffff00" fo:font-size="2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fo:font-weight="bold"/>
    </style:style>
    <style:style style:name="T11" style:family="text">
      <style:text-properties fo:color="#23ff23" fo:font-size="20pt" fo:font-weight="bold"/>
    </style:style>
    <style:style style:name="T12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3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4" style:family="text">
      <style:text-properties fo:color="#ff808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5" style:family="text">
      <style:text-properties fo:color="#23ff23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ffff00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ccccff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ffcc99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1" style:family="text">
      <style:text-properties fo:color="#ffff00" fo:font-size="24pt" style:font-size-asian="24pt" style:font-size-complex="24pt"/>
    </style:style>
    <style:style style:name="T22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3" style:family="text">
      <style:text-properties fo:color="#23ff23" fo:font-size="24pt" style:font-size-asian="24pt" style:font-size-complex="24pt"/>
    </style:style>
    <style:style style:name="T24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5" style:family="text">
      <style:text-properties fo:color="#ff808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6" style:family="text">
      <style:text-properties fo:color="#ccccff" fo:font-size="24pt" fo:font-weight="normal"/>
    </style:style>
    <style:style style:name="T27" style:family="text">
      <style:text-properties fo:color="#ccccff" fo:font-size="24pt"/>
    </style:style>
    <style:style style:name="T28" style:family="text">
      <style:text-properties fo:color="#cccc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file I/O</presentation:footer-decl>
      <presentation:footer-decl presentation:name="ftr2">CMPTxxxx</presentation:footer-decl>
      <presentation:date-time-decl presentation:name="dtd1" presentation:source="fixed">26 Oct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File I/O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6 Oct 2010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ore list operations</text:p>
          </draw:text-box>
        </draw:frame>
        <draw:frame presentation:style-name="pr5" draw:text-style-name="P4" draw:layer="layout" svg:width="25.199cm" svg:height="14.938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Delete</text:span> an element of the list:</text:p>
              </text:list-item>
            </text:list>
            <text:p text:style-name="P3"><text:span text:style-name="T2">del myApples[1]</text:span><text:span text:style-name="T2"><text:tab/></text:span><text:span text:style-name="T3"># [ "Fuji", "Golden Delicious" ]</text:span></text:p>
            <text:list text:continue-numbering="true" text:style-name="L2">
              <text:list-item>
                <text:p text:style-name="P1">List <text:span text:style-name="T1">slice</text:span> (<text:span text:style-name="T4">start</text:span>:<text:span text:style-name="T4">end</text:span>):</text:p>
              </text:list-item>
            </text:list>
            <text:p text:style-name="P3"><text:span text:style-name="T2">myApples[0:1]</text:span><text:span text:style-name="T2"><text:tab/></text:span><text:span text:style-name="T2"><text:tab/></text:span><text:span text:style-name="T3"># [ "Fuji" ]</text:span></text:p>
            <text:list text:continue-numbering="true" text:style-name="L2">
              <text:list-item>
                <text:p text:style-name="P1">Lists are mutable, so assignment is <text:span text:style-name="T1">aliasing</text:span>:</text:p>
              </text:list-item>
            </text:list>
            <text:p text:style-name="P3"><text:span text:style-name="T2">yourApples = myApples</text:span><text:span text:style-name="T2"><text:tab/></text:span><text:span text:style-name="T2"><text:tab/></text:span><text:span text:style-name="T3"># points to same array</text:span></text:p>
            <text:list text:continue-numbering="true" text:style-name="L2">
              <text:list-item>
                <text:list>
                  <text:list-item>
                    <text:p>Changes to <text:span text:style-name="T5">myApples</text:span><text:line-break/>are reflected in <text:span text:style-name="T5">yourApples</text:span></text:p>
                  </text:list-item>
                </text:list>
              </text:list-item>
              <text:list-item>
                <text:p text:style-name="P1">Use a <text:span text:style-name="T1">whole-list </text:span>slice to <text:span text:style-name="T1">copy</text:span> a list:</text:p>
              </text:list-item>
            </text:list>
            <text:p text:style-name="P3"><text:span text:style-name="T2">yourApples = myApples[:]</text:span></text:p>
            <text:list text:continue-numbering="true" text:style-name="L2">
              <text:list-item>
                <text:list>
                  <text:list-item>
                    <text:p>Shorthand for <text:span text:style-name="T5">0</text:span>:<text:span text:style-name="T5">len(myApples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ile input in Python</text:p>
          </draw:text-box>
        </draw:frame>
        <draw:frame presentation:style-name="pr5" draw:text-style-name="P4" draw:layer="layout" svg:width="25.199cm" svg:height="14.766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Open</text:span> a file for reading:</text:p>
              </text:list-item>
            </text:list>
            <text:p text:style-name="P3"><text:span text:style-name="T2">myFile = open('filename.txt')</text:span></text:p>
            <text:list text:continue-numbering="true" text:style-name="L2">
              <text:list-item>
                <text:list>
                  <text:list-item>
                    <text:p text:style-name="P1"><text:span text:style-name="T6">myFile</text:span><text:span text:style-name="T7"> is a file </text:span><text:span text:style-name="T8">object</text:span><text:span text:style-name="T7"> (file </text:span><text:span text:style-name="T8">handle</text:span><text:span text:style-name="T7">)</text:span></text:p>
                  </text:list-item>
                  <text:list-item>
                    <text:p text:style-name="P1"><text:span text:style-name="T7">Filename is relative to current directory of IDLE</text:span></text:p>
                  </text:list-item>
                  <text:list-item>
                    <text:p text:style-name="P1"><text:span text:style-name="T7">Or s</text:span><text:span text:style-name="T9">pecify absolute pathname: 'z:\filename.txt'</text:span></text:p>
                  </text:list-item>
                </text:list>
              </text:list-item>
              <text:list-item>
                <text:p text:style-name="P1"><text:span text:style-name="T1">Read</text:span> a <text:span text:style-name="T1">line</text:span> from the file:</text:p>
              </text:list-item>
            </text:list>
            <text:p text:style-name="P3"><text:span text:style-name="T2">myFile.readline()</text:span></text:p>
            <text:list text:continue-numbering="true" text:style-name="L2">
              <text:list-item>
                <text:list>
                  <text:list-item>
                    <text:p text:style-name="P1"><text:span text:style-name="T7">Returns a string, including the </text:span><text:span text:style-name="T8">newline</text:span></text:p>
                  </text:list-item>
                  <text:list-item>
                    <text:p text:style-name="P1"><text:span text:style-name="T7">Returns empty string when it hits the </text:span><text:span text:style-name="T8">end-of-file</text:span></text:p>
                  </text:list-item>
                </text:list>
              </text:list-item>
              <text:list-item>
                <text:p text:style-name="P1"><text:span text:style-name="T1">Close</text:span> the file when you're done:</text:p>
              </text:list-item>
            </text:list>
            <text:p text:style-name="P3"><text:span text:style-name="T2">myFile.close()</text:span></text:p>
          </draw:text-box>
        </draw:frame>
        <draw:frame draw:style-name="gr2" draw:text-style-name="P6" draw:layer="layout" svg:width="7.942cm" svg:height="1.993cm" svg:x="19.363cm" svg:y="11.826cm">
          <draw:text-box>
            <text:p text:style-name="P1"><text:span text:style-name="T10">Also see </text:span><text:span text:style-name="T11">myFile.readlines()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eeking in files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7">Files are just </text:span><text:span text:style-name="T8">streams</text:span><text:span text:style-name="T7"> of bytes</text:span></text:p>
              </text:list-item>
              <text:list-item>
                <text:p text:style-name="P1"><text:span text:style-name="T7">Python maintains a </text:span><text:span text:style-name="T8">file pointer</text:span><text:span text:style-name="T7">: current position</text:span></text:p>
              </text:list-item>
              <text:list-item>
                <text:p text:style-name="P1"><text:span text:style-name="T8">Get</text:span><text:span text:style-name="T7"> the current position as an index:</text:span></text:p>
              </text:list-item>
            </text:list>
            <text:p text:style-name="P3"><text:span text:style-name="T12">myFile.tell()</text:span><text:span text:style-name="T12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# returns a long int</text:span></text:p>
            <text:list text:continue-numbering="true" text:style-name="L2">
              <text:list-item>
                <text:p text:style-name="P1"><text:span text:style-name="T7">Manually </text:span><text:span text:style-name="T8">set</text:span><text:span text:style-name="T7"> the position of the file pointer:</text:span></text:p>
              </text:list-item>
            </text:list>
            <text:p text:style-name="P3"><text:span text:style-name="T12">myFile.seek(0)</text:span><text:span text:style-name="T12"><text:tab/></text:span><text:span text:style-name="T12"><text:tab/></text:span><text:span text:style-name="T12"><text:tab/></text:span><text:span text:style-name="T12"><text:tab/></text:span><text:span text:style-name="T14"># go to start of file</text:span></text:p>
            <text:p text:style-name="P3"><text:span text:style-name="T12">myFile.seek(-128, 1)</text:span><text:span text:style-name="T12"><text:tab/></text:span><text:span text:style-name="T12"><text:tab/></text:span><text:span text:style-name="T12"><text:tab/></text:span><text:span text:style-name="T14"># rewind 128 bytes</text:span></text:p>
            <text:list text:continue-numbering="true" text:style-name="L2">
              <text:list-item>
                <text:p text:style-name="P1"><text:span text:style-name="T8">Read</text:span><text:span text:style-name="T7"> a certain number of bytes from the file:</text:span></text:p>
              </text:list-item>
            </text:list>
            <text:p text:style-name="P3"><text:span text:style-name="T12">myfile.read(256)</text:span><text:span text:style-name="T12"><text:tab/></text:span><text:span text:style-name="T12"><text:tab/></text:span><text:span text:style-name="T12"><text:tab/></text:span><text:span text:style-name="T14"># read exactly 256 bytes</text:span></text:p>
            <text:p text:style-name="P3"><text:span text:style-name="T12">myfile.read()</text:span><text:span text:style-name="T12"><text:tab/></text:span><text:span text:style-name="T12"><text:tab/></text:span><text:span text:style-name="T12"><text:tab/></text:span><text:span text:style-name="T12"><text:tab/></text:span><text:span text:style-name="T14"># read whole file (yipes!)</text:span></text:p>
            <text:list text:continue-numbering="true" text:style-name="L2">
              <text:list-item>
                <text:list>
                  <text:list-item>
                    <text:p text:style-name="P1"><text:span text:style-name="T7">Treats newlines like any other character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Iterating over a file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Just like iterating over a list or a string:</text:p>
                <text:list>
                  <text:list-header>
                    <text:p><text:span text:style-name="T15">prov3File = open('prov3.txt')</text:span></text:p>
                    <text:p><text:span text:style-name="T15">for line in prov3File:</text:span><text:span text:style-name="T15"><text:line-break/></text:span><text:span text:style-name="T15"><text:tab/></text:span><text:span text:style-name="T15">line = line.strip()</text:span><text:span text:style-name="T15"><text:line-break/></text:span><text:span text:style-name="T15"><text:tab/></text:span><text:span text:style-name="T15">print( line.upper() )</text:span></text:p>
                  </text:list-header>
                  <text:list-item>
                    <text:p>Each line includes the newline; the .strip() method of strings removes trailing newlin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Handling file I/O error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File I/O <text:span text:style-name="T1">errors</text:span> raise <text:span text:style-name="T1">exceptions</text:span> (<text:span text:style-name="T5">IOError</text:span>):</text:p>
                <text:list>
                  <text:list-item>
                    <text:p>file doesn't <text:span text:style-name="T1">exist</text:span>, no <text:span text:style-name="T1">permissions</text:span>, disk <text:span text:style-name="T1">full</text:span>, …</text:p>
                  </text:list-item>
                  <text:list-item>
                    <text:p>More on exceptions next time</text:p>
                  </text:list-item>
                </text:list>
              </text:list-item>
              <text:list-item>
                <text:p>The <text:span text:style-name="T5">with</text:span> clause ensures the file is <text:span text:style-name="T1">closed</text:span> tidily even if an I/O error happens along the way:</text:p>
                <text:list>
                  <text:list-header>
                    <text:p><text:span text:style-name="T16">with</text:span><text:span text:style-name="T17"> open('prov3.txt') </text:span><text:span text:style-name="T16">as</text:span><text:span text:style-name="T17"> provFile:</text:span><text:span text:style-name="T17"><text:line-break/></text:span><text:span text:style-name="T17"><text:tab/></text:span><text:span text:style-name="T18">for</text:span><text:span text:style-name="T17"> line </text:span><text:span text:style-name="T18">in</text:span><text:span text:style-name="T17"> provFile:</text:span><text:span text:style-name="T17"><text:line-break/></text:span><text:span text:style-name="T17"><text:tab/></text:span><text:span text:style-name="T17"><text:tab/></text:span><text:span text:style-name="T17">line = line.strip()</text:span><text:span text:style-name="T17"><text:line-break/></text:span><text:span text:style-name="T17"><text:tab/></text:span><text:span text:style-name="T19"><text:tab/></text:span><text:span text:style-name="T19"># do stuff with line</text:span></text:p>
                  </text:list-header>
                </text:list>
              </text:list-item>
              <text:list-item>
                <text:p>Don't need to <text:span text:style-name="T5">.close()</text:span>; <text:span text:style-name="T5">with</text:span> does it for you!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ile output in Python</text:p>
          </draw:text-box>
        </draw:frame>
        <draw:frame presentation:style-name="pr5" draw:text-style-name="P4" draw:layer="layout" svg:width="25.199cm" svg:height="14.823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Open</text:span> a file for writing:</text:p>
              </text:list-item>
            </text:list>
            <text:p text:style-name="P3"><text:span text:style-name="T20">myFile = open('file.txt', 'w')</text:span></text:p>
            <text:list text:continue-numbering="true" text:style-name="L2">
              <text:list-item>
                <text:list>
                  <text:list-item>
                    <text:p><text:span text:style-name="T7">'</text:span><text:span text:style-name="T6">w</text:span><text:span text:style-name="T7">' is the file </text:span><text:span text:style-name="T8">mode</text:span><text:span text:style-name="T7"> (see next slide)</text:span></text:p>
                  </text:list-item>
                  <text:list-item>
                    <text:p><text:span text:style-name="T7">The </text:span><text:span text:style-name="T6">with</text:span><text:span text:style-name="T7"> clause also works for writing</text:span></text:p>
                  </text:list-item>
                </text:list>
              </text:list-item>
              <text:list-item>
                <text:p text:style-name="P1"><text:span text:style-name="T1">Write</text:span> text at the current position:</text:p>
              </text:list-item>
            </text:list>
            <text:p text:style-name="P3"><text:span text:style-name="T20">myFile.write('Hello World!\n')</text:span></text:p>
            <text:list text:continue-numbering="true" text:style-name="L2">
              <text:list-item>
                <text:list>
                  <text:list-item>
                    <text:p text:style-name="P1"><text:span text:style-name="T8">Newlines</text:span><text:span text:style-name="T7"> need to be explicit</text:span></text:p>
                  </text:list-item>
                </text:list>
              </text:list-item>
              <text:list-item>
                <text:p text:style-name="P1">Writes are <text:span text:style-name="T1">buffered </text:span>in memory and are <text:span text:style-name="T1">flushed</text:span> (committed) to disk only in larger chunks</text:p>
                <text:list>
                  <text:list-item>
                    <text:p><text:span text:style-name="T9">Force a </text:span><text:span text:style-name="T21">flush</text:span><text:span text:style-name="T9">: </text:span><text:span text:style-name="T22">myFile.flush()</text:span></text:p>
                  </text:list-item>
                  <text:list-item>
                    <text:p><text:span text:style-name="T9">Writes are implicitly flushed on</text:span><text:span text:style-name="T23"> .close(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File modes</text:p>
          </draw:text-box>
        </draw:frame>
        <draw:frame presentation:style-name="pr10" draw:layer="layout" svg:width="25.199cm" svg:height="14.267cm" svg:x="1.4cm" svg:y="4.507cm" presentation:class="outline">
          <draw:text-box>
            <text:list text:style-name="L2">
              <text:list-item>
                <text:p>Files may be opened in various <text:span text:style-name="T1">modes</text:span>:</text:p>
                <text:list>
                  <text:list-item>
                    <text:p><text:span text:style-name="T7">'</text:span><text:span text:style-name="T6">r</text:span><text:span text:style-name="T7">': </text:span><text:span text:style-name="T8">read</text:span><text:span text:style-name="T7"> input from file (default)</text:span></text:p>
                  </text:list-item>
                  <text:list-item>
                    <text:p><text:span text:style-name="T7">'</text:span><text:span text:style-name="T6">w</text:span><text:span text:style-name="T7">': </text:span><text:span text:style-name="T8">write</text:span><text:span text:style-name="T7"> output to new file</text:span><text:span text:style-name="T7"><text:line-break/></text:span><text:span text:style-name="T7">(if the file exists, it is </text:span><text:span text:style-name="T8">cleared</text:span><text:span text:style-name="T7"> first)</text:span></text:p>
                  </text:list-item>
                  <text:list-item>
                    <text:p><text:span text:style-name="T7">'</text:span><text:span text:style-name="T6">a</text:span><text:span text:style-name="T7">': </text:span><text:span text:style-name="T8">append</text:span><text:span text:style-name="T7"> output to end of existing file</text:span><text:span text:style-name="T7"><text:line-break/></text:span><text:span text:style-name="T7">(if file doesn't exist, it is created)</text:span></text:p>
                  </text:list-item>
                  <text:list-item>
                    <text:p><text:span text:style-name="T7">'</text:span><text:span text:style-name="T6">r+</text:span><text:span text:style-name="T7">': both </text:span><text:span text:style-name="T8">read</text:span><text:span text:style-name="T7"> and </text:span><text:span text:style-name="T8">write</text:span><text:span text:style-name="T7"> to file</text:span><text:span text:style-name="T7"><text:line-break/></text:span><text:span text:style-name="T7">(writing only </text:span><text:span text:style-name="T8">overwrites</text:span><text:span text:style-name="T7"> existing bytes,</text:span><text:span text:style-name="T7"><text:line-break/></text:span><text:span text:style-name="T7">will not insert new bytes in the middle of the file)</text:span></text:p>
                  </text:list-item>
                </text:list>
              </text:list-item>
              <text:list-item>
                <text:p><text:span text:style-name="T7">On </text:span><text:span text:style-name="T8">Windows</text:span><text:span text:style-name="T7">, text I/O performs mangling of </text:span><text:span text:style-name="T8">end-of-line</text:span><text:span text:style-name="T7"> characters; use '</text:span><text:span text:style-name="T6">b</text:span><text:span text:style-name="T7">' (e.g., '</text:span><text:span text:style-name="T6">rb</text:span><text:span text:style-name="T7">', '</text:span><text:span text:style-name="T6">rw</text:span><text:span text:style-name="T7">') to prevent that for </text:span><text:span text:style-name="T8">binary</text:span><text:span text:style-name="T7"> data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riting out variables in Python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5">write()</text:span> only accepts <text:span text:style-name="T1">strings</text:span>:</text:p>
              </text:list-item>
            </text:list>
            <text:p text:style-name="P3"><text:span text:style-name="T20">numApples = 15</text:span></text:p>
            <text:p text:style-name="P3"><text:span text:style-name="T20">myFile.write( numApples )</text:span><text:span text:style-name="T24"><text:tab/></text:span><text:span text:style-name="T24"><text:tab/></text:span><text:span text:style-name="T25"># error</text:span></text:p>
            <text:list text:continue-numbering="true" text:style-name="L2">
              <text:list-item>
                <text:p text:style-name="P1"><text:span text:style-name="T5">str()</text:span> formats a variable for <text:span text:style-name="T1">human</text:span> readability:</text:p>
              </text:list-item>
            </text:list>
            <text:p text:style-name="P3"><text:span text:style-name="T20">myFile.write( str(numApples) )</text:span><text:span text:style-name="T24"><text:tab/></text:span><text:span text:style-name="T25"># okay</text:span></text:p>
            <text:list text:continue-numbering="true" text:style-name="L2">
              <text:list-item>
                <text:p text:style-name="P1">Or we can use a <text:span text:style-name="T1">format</text:span> string:</text:p>
              </text:list-item>
            </text:list>
            <text:p text:style-name="P3"><text:span text:style-name="T20">myFile.write(</text:span><text:span text:style-name="T20"><text:line-break/></text:span><text:span text:style-name="T20">'I have %d apples.\n' % numApples )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Reading data into variable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We need to design our<text:span text:style-name="T1"> file format</text:span>:</text:p>
                <text:list>
                  <text:list-item>
                    <text:p>One number per <text:span text:style-name="T5">line</text:span>? <text:span text:style-name="T5">Int</text:span>? <text:span text:style-name="T5">Float</text:span>? #<text:span text:style-name="T5">decimals</text:span>? <text:span text:style-name="T5">Order</text:span> of variables? <text:s/>How to store a <text:span text:style-name="T5">list</text:span>?</text:p>
                  </text:list-item>
                </text:list>
              </text:list-item>
              <text:list-item>
                <text:p>Variables in our programs can be in very complex <text:span text:style-name="T1">data structures</text:span></text:p>
                <text:list>
                  <text:list-item>
                    <text:p>e.g., list of <text:span text:style-name="T5">Student</text:span> record objects</text:p>
                  </text:list-item>
                </text:list>
              </text:list-item>
              <text:list-item>
                <text:p>File I/O only operates on <text:span text:style-name="T1">streams</text:span> of bytes</text:p>
              </text:list-item>
              <text:list-item>
                <text:p>The process of converting a complex data structure to a stream of bytes is called <text:span text:style-name="T1">serialization</text:span> – see Python's <text:span text:style-name="T5">pickle</text:span> library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 more information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Python <text:span text:style-name="T1">Tutorial</text:span> ch7 on I/O:</text:p>
                <text:list>
                  <text:list-item>
                    <text:p text:style-name="P1"><text:span text:style-name="T26"><text:a xlink:href="http://docs.python.org/py3k/tutorial/inputoutput.html">http://docs.python.org/py3k/tutorial/inputoutput.html</text:a></text:span></text:p>
                  </text:list-item>
                </text:list>
              </text:list-item>
              <text:list-item>
                <text:p text:style-name="P1">Python <text:span text:style-name="T1">I/O</text:span> Library reference:</text:p>
                <text:list>
                  <text:list-item>
                    <text:p text:style-name="P1"><text:span text:style-name="T27"><text:a xlink:href="http://docs.python.org/lib/bltin-file-objects.html">http://docs.python.org/lib/bltin-file-objects.html</text:a></text:span></text:p>
                  </text:list-item>
                </text:list>
              </text:list-item>
              <text:list-item>
                <text:p text:style-name="P1">Python <text:span text:style-name="T1">pickle</text:span> library reference:</text:p>
                <text:list>
                  <text:list-item>
                    <text:p><text:span text:style-name="T28"><text:a xlink:href="http://docs.python.org/library/pickle.html">http://docs.python.org/library/pickle.html</text:a>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8$Build-9502</meta:generator>
    <meta:creation-date>2009-10-18T20:39:34</meta:creation-date>
    <dc:language>en-US</dc:language>
    <meta:editing-cycles>11</meta:editing-cycles>
    <meta:editing-duration>PT05H07M23S</meta:editing-duration>
    <meta:initial-creator>sean ho</meta:initial-creator>
    <dc:date>2010-10-26T13:55:16</dc:date>
    <dc:creator>sean ho</dc:creator>
    <meta:document-statistic meta:object-count="20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